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8C000000E692EC21D4181066AC.png" manifest:media-type="image/png"/>
  <manifest:file-entry manifest:full-path="Pictures/10000000000001AE000000ED36A550B348D5CBCA.png" manifest:media-type="image/png"/>
  <manifest:file-entry manifest:full-path="Pictures/10000201000001BF000000BBADCC9E4FABCC349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333333" draw:marker-start-width="0.321cm" draw:marker-end-width="0.321cm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0.04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width="0.081cm" svg:stroke-color="#ff3333" draw:marker-start-width="0.321cm" draw:marker-end-width="0.321cm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330099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81cm" svg:stroke-color="#006600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111111" draw:marker-start-width="0.321cm" draw:marker-end-width="0.3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9900" draw:marker-start-width="0.321cm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1.826cm" svg:height="4.947cm" svg:x="4.674cm" svg:y="11.553cm">
          <draw:image xlink:href="Pictures/10000201000001BF000000BBADCC9E4FABCC3495.png" xlink:type="simple" xlink:show="embed" xlink:actuate="onLoad">
            <text:p/>
          </draw:image>
        </draw:frame>
        <draw:frame draw:style-name="gr1" draw:text-style-name="P1" draw:layer="layout" svg:width="9.609cm" svg:height="5.296cm" draw:transform="skewX (0.000174532925199433) rotate (0.00244346095279206) translate (5.3cm 21.304cm)">
          <draw:image xlink:href="Pictures/10000000000001AE000000ED36A550B348D5CBCA.png" xlink:type="simple" xlink:show="embed" xlink:actuate="onLoad">
            <text:p/>
          </draw:image>
        </draw:frame>
        <draw:frame draw:style-name="gr1" draw:text-style-name="P1" draw:layer="layout" svg:width="10.477cm" svg:height="6.084cm" svg:x="5.423cm" svg:y="3.9cm">
          <draw:image xlink:href="Pictures/100002010000018C000000E692EC21D4181066AC.png" xlink:type="simple" xlink:show="embed" xlink:actuate="onLoad">
            <text:p/>
          </draw:image>
        </draw:frame>
        <draw:connector draw:style-name="gr2" draw:text-style-name="P1" draw:layer="layout" draw:line-skew="0cm 2.221cm" svg:x1="14.55cm" svg:y1="16.2cm" svg:x2="14.377cm" svg:y2="24.694cm" draw:start-shape="id1" draw:start-glue-point="8" draw:end-shape="id2" draw:end-glue-point="10" svg:d="M14550 16200v4143h2550v4351h-2723" svg:viewBox="0 0 2724 8495">
          <text:p/>
        </draw:connector>
        <draw:custom-shape draw:style-name="gr3" draw:text-style-name="P1" xml:id="id7" draw:id="id7" draw:layer="layout" svg:width="0.423cm" svg:height="0.423cm" draw:transform="skewX (-0.00244346095279206) rotate (0.00244346095279182) translate (13.951cm 22.96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5" draw:id="id5" draw:layer="layout" svg:width="0.423cm" svg:height="0.423cm" draw:transform="skewX (-0.00244346095279206) rotate (0.00244346095279182) translate (13.952cm 23.4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3" draw:id="id3" draw:layer="layout" svg:width="0.422cm" svg:height="0.422cm" draw:transform="rotate (0.00244346095279182) translate (13.954cm 23.97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2" draw:id="id2" draw:layer="layout" svg:width="0.422cm" svg:height="0.422cm" draw:transform="skewX (0.00244346095279206) rotate (0.00244346095279182) translate (13.955cm 24.48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2" draw:layer="layout" svg:width="2.021cm" svg:height="1.673cm" draw:transform="rotate (0.00226892802759263) translate (14.2cm 22.505cm)">
          <draw:text-box>
            <text:p><text:span text:style-name="T1">CLK</text:span></text:p>
          </draw:text-box>
        </draw:frame>
        <draw:frame draw:style-name="gr5" draw:text-style-name="P2" draw:layer="layout" svg:width="2.025cm" svg:height="1.673cm" draw:transform="rotate (0.00226892802759263) translate (14.271cm 23.005cm)">
          <draw:text-box>
            <text:p><text:span text:style-name="T1">DIO</text:span></text:p>
          </draw:text-box>
        </draw:frame>
        <draw:frame draw:style-name="gr5" draw:text-style-name="P2" draw:layer="layout" svg:width="2.034cm" svg:height="1.673cm" draw:transform="rotate (0.00209439510239319) translate (14.263cm 24.027cm)">
          <draw:text-box>
            <text:p><text:span text:style-name="T1">GND</text:span></text:p>
          </draw:text-box>
        </draw:frame>
        <draw:custom-shape draw:style-name="gr6" draw:text-style-name="P1" xml:id="id1" draw:id="id1" draw:layer="layout" svg:width="0.5cm" svg:height="0.5cm" svg:x="14.3cm" svg:y="1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4" draw:id="id4" draw:layer="layout" svg:width="0.5cm" svg:height="0.5cm" svg:x="13.1cm" svg:y="1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2" draw:id="id12" draw:layer="layout" svg:width="0.5cm" svg:height="0.5cm" svg:x="11.2cm" svg:y="1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5" draw:id="id15" draw:layer="layout" svg:width="0.5cm" svg:height="0.5cm" svg:x="10.5cm" svg:y="1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5cm" svg:height="0.5cm" svg:x="9.9cm" svg:y="1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5cm" svg:height="0.5cm" svg:x="6.1cm" svg:y="1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9" draw:id="id9" draw:layer="layout" svg:width="0.5cm" svg:height="0.5cm" svg:x="13.1cm" svg:y="1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6" draw:id="id6" draw:layer="layout" svg:width="0.5cm" svg:height="0.5cm" svg:x="8.7cm" svg:y="1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8" draw:id="id8" draw:layer="layout" svg:width="0.5cm" svg:height="0.5cm" svg:x="8.1cm" svg:y="1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0" draw:id="id10" draw:layer="layout" svg:width="0.5cm" svg:height="0.5cm" svg:x="15.023cm" svg:y="7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1" draw:id="id11" draw:layer="layout" svg:width="0.5cm" svg:height="0.5cm" svg:x="15.023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4" draw:id="id14" draw:layer="layout" svg:width="0.5cm" svg:height="0.5cm" svg:x="15.023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3" draw:id="id13" draw:layer="layout" svg:width="0.5cm" svg:height="0.5cm" svg:x="15.023cm" svg:y="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line-skew="3.022cm -0.256cm" svg:x1="14.377cm" svg:y1="24.187cm" svg:x2="13.35cm" svg:y2="16.2cm" draw:start-shape="id3" draw:start-glue-point="10" draw:end-shape="id4" draw:end-glue-point="8" svg:d="M14377 24187h3523v-4354h-4550v-3633" svg:viewBox="0 0 4551 7988">
          <text:p/>
        </draw:connector>
        <draw:connector draw:style-name="gr8" draw:text-style-name="P1" draw:layer="layout" draw:line-skew="3.722cm 0.946cm" svg:x1="14.377cm" svg:y1="23.681cm" svg:x2="8.95cm" svg:y2="12.4cm" draw:start-shape="id5" draw:start-glue-point="10" draw:end-shape="id6" draw:end-glue-point="8" svg:d="M14377 23681h4223v-4799h-9650v-6482" svg:viewBox="0 0 9651 11282">
          <text:p/>
        </draw:connector>
        <draw:connector draw:style-name="gr9" draw:text-style-name="P1" draw:layer="layout" draw:line-skew="4.323cm" svg:x1="14.376cm" svg:y1="23.174cm" svg:x2="8.35cm" svg:y2="12.4cm" draw:start-shape="id7" draw:start-glue-point="10" draw:end-shape="id8" draw:end-glue-point="8" svg:d="M14376 23174h4824v-5492h-10850v-5282" svg:viewBox="0 0 10851 10775">
          <text:p/>
        </draw:connector>
        <draw:connector draw:style-name="gr10" draw:text-style-name="P1" draw:layer="layout" svg:x1="13.35cm" svg:y1="11.9cm" svg:x2="15.523cm" svg:y2="7.75cm" draw:start-shape="id9" draw:start-glue-point="4" draw:end-shape="id10" draw:end-glue-point="10" svg:d="M13350 11900v-1949h2675v-2201h-502" svg:viewBox="0 0 2676 4151">
          <text:p/>
        </draw:connector>
        <draw:connector draw:style-name="gr7" draw:text-style-name="P1" draw:layer="layout" draw:line-skew="0.575cm" svg:x1="15.523cm" svg:y1="7.15cm" svg:x2="13.34cm" svg:y2="17.154cm" draw:start-shape="id11" draw:start-glue-point="10" svg:d="M15523 7150h1077v10004h-3260" svg:viewBox="0 0 3261 10005">
          <text:p/>
        </draw:connector>
        <draw:connector draw:style-name="gr11" draw:text-style-name="P1" draw:layer="layout" draw:line-skew="0cm 1.975cm" svg:x1="11.45cm" svg:y1="15.7cm" svg:x2="15.523cm" svg:y2="6.05cm" draw:start-shape="id12" draw:start-glue-point="4" draw:end-shape="id13" draw:end-glue-point="10" svg:d="M11450 15700v-4699h6550v-4951h-2477" svg:viewBox="0 0 6551 9651">
          <text:p/>
        </draw:connector>
        <draw:frame draw:style-name="gr5" draw:text-style-name="P2" draw:layer="layout" svg:width="2.025cm" svg:height="1.673cm" draw:transform="rotate (0.00226892802759263) translate (14.271cm 23.505cm)">
          <draw:text-box>
            <text:p><text:span text:style-name="T1">VCC</text:span></text:p>
          </draw:text-box>
        </draw:frame>
        <draw:connector draw:style-name="gr12" draw:text-style-name="P1" draw:layer="layout" draw:line-skew="1.175cm -0.751cm" svg:x1="15.523cm" svg:y1="6.55cm" svg:x2="10.75cm" svg:y2="15.7cm" draw:start-shape="id14" draw:start-glue-point="10" draw:end-shape="id15" draw:end-glue-point="4" svg:d="M15523 6550h1677v3950h-6450v5200" svg:viewBox="0 0 6451 9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ophey  Lanevich</meta:initial-creator>
    <meta:creation-date>2016-05-17T23:06:33.258156360</meta:creation-date>
    <dc:date>2016-05-17T23:44:42.270007399</dc:date>
    <dc:creator>Timophey  Lanevich</dc:creator>
    <meta:editing-duration>PT7M11S</meta:editing-duration>
    <meta:editing-cycles>1</meta:editing-cycles>
    <meta:document-statistic meta:object-count="32"/>
    <meta:generator>LibreOffice/5.1.3.2$Linux_X86_64 LibreOffice_project/10m0$Build-2</meta:generator>
  </office:meta>
</office:document-meta>
</file>